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text:span text:style-name="T3"/></text:p>
      <text:p text:style-name="P3"><text:span text:style-name="T4">Experiments(11):-</text:span><text:span text:style-name="T5"/></text:p>
      <text:p text:style-name="P3"><text:span text:style-name="T6">Aim:-</text:span></text:p>
      <text:p text:style-name="P3"><text:span text:style-name="T7">TCP,UDP functionalites.</text:span></text:p>
      <text:p text:style-name="P3"><text:span text:style-name="T8">Software requirements:-</text:span></text:p>
      <text:p text:style-name="P3"><text:span text:style-name="T9">4pc's,1server,1switch</text:span></text:p>
      <text:p text:style-name="P3"><text:span text:style-name="T10">Algorithm:-</text:span><text:span text:style-name="T11"/></text:p>
      <text:p text:style-name="P3"><text:span text:style-name="T11">step1:-first take 4pc's,1server,1switch.</text:span></text:p>
      <text:p text:style-name="P3"><text:span text:style-name="T11">step2:-connect all with connectors</text:span></text:p>
      <text:p text:style-name="P3"><text:span text:style-name="T11">step3:-assign the ip adress for all requirements</text:span></text:p>
      <text:p text:style-name="P3"><text:span text:style-name="T11">step4:-send message to one pc to another then if we get successfull.</text:span></text:p>
      <text:p text:style-name="P3"><text:span text:style-name="T11">step5:-if not success then change the ip adress and check all connections</text:span></text:p>
      <text:p text:style-name="P4"><draw:frame text:anchor-type="as-char" svg:width="152.40mm" svg:height="81.07mm" style:rel-width="scale" style:rel-height="scale"><draw:object-ole xlink:href="OleObj1"/><draw:image xlink:href="ObjectReplacements/OleObj1"/></draw:frame><text:span text:style-name="T11"/></text:p>
      <text:p text:style-name="P4"><draw:frame text:anchor-type="as-char" svg:width="152.40mm" svg:height="81.07mm" style:rel-width="scale" style:rel-height="scale"><draw:object-ole xlink:href="OleObj2"/><draw:image xlink:href="ObjectReplacements/OleObj2"/></draw:frame><text:span text:style-name="T11"/></text:p>
      <text:p text:style-name="P4"><text:span text:style-name="T11"/></text:p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